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F40000014A2337E38B.jpg" manifest:media-type="image/jpeg"/>
  <manifest:file-entry manifest:full-path="Pictures/10000201000001BB000001BA66E60BA3.png" manifest:media-type="image/png"/>
  <manifest:file-entry manifest:full-path="Pictures/10000201000001B800000294AC274D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33ff99" draw:textarea-horizontal-align="justify" draw:textarea-vertical-align="middle" draw:auto-grow-height="false" fo:min-height="0.397cm" fo:min-width="2.135cm"/>
    </style:style>
    <style:style style:name="gr3" style:family="graphic" style:parent-style-name="standard">
      <style:graphic-properties draw:stroke="none" draw:fill-color="#ff99ff" draw:textarea-horizontal-align="justify" draw:textarea-vertical-align="middle" draw:auto-grow-height="false" fo:min-height="0.397cm" fo:min-width="2.1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147cm" fo:min-width="0.38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1.71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911cm, 0cm, 0.882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68cm" svg:height="6.516cm" svg:x="0.967cm" svg:y="2.188cm">
          <draw:image xlink:href="Pictures/10000201000001B800000294AC274DF4.png" xlink:type="simple" xlink:show="embed" xlink:actuate="onLoad">
            <text:p text:style-name="P1">`</text:p>
          </draw:image>
        </draw:frame>
        <draw:custom-shape draw:style-name="gr2" draw:text-style-name="P3" draw:layer="layout" svg:width="6.415cm" svg:height="1.573cm" draw:transform="rotate (1.57376338652329) translate (5.337cm 8.627cm)">
          <text:p/>
          <draw:enhanced-geometry svg:viewBox="0 0 21600 21600" draw:glue-points="?f6 10800 10800 21600 ?f5 10800 10800 0" draw:text-areas="?f3 ?f3 ?f4 ?f4" draw:type="trapezoid" draw:modifiers="8308.393083087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4" draw:layer="layout" svg:width="6.517cm" svg:height="1.573cm" draw:transform="rotate (-1.57952297305487) translate (9.716cm 2.204cm)">
          <text:p/>
          <draw:enhanced-geometry svg:viewBox="0 0 21600 21600" draw:glue-points="?f6 10800 10800 21600 ?f5 10800 10800 0" draw:text-areas="?f3 ?f3 ?f4 ?f4" draw:type="trapezoid" draw:modifiers="8308.393083087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2" draw:layer="layout" svg:x1="6.334cm" svg:y1="5.385cm" svg:x2="8.874cm" svg:y2="5.385cm">
          <text:p/>
        </draw:line>
        <draw:custom-shape draw:style-name="gr5" draw:text-style-name="P5" draw:layer="layout" svg:width="0.889cm" svg:height="1.397cm" svg:x="7.069cm" svg:y="4.7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764cm" svg:height="0.762cm" svg:x="7.122cm" svg:y="5.049cm">
          <draw:image xlink:href="Pictures/10000201000001BB000001BA66E60BA3.png" xlink:type="simple" xlink:show="embed" xlink:actuate="onLoad">
            <text:p/>
          </draw:image>
        </draw:frame>
        <draw:frame draw:style-name="gr7" draw:text-style-name="P6" draw:layer="layout" svg:width="3.175cm" svg:height="0.962cm" draw:transform="rotate (-1.58039563768087) translate (6.437cm 3.87cm)">
          <draw:text-box>
            <text:p text:style-name="P1">encoder</text:p>
          </draw:text-box>
        </draw:frame>
        <draw:frame draw:style-name="gr7" draw:text-style-name="P6" draw:layer="layout" svg:width="3.175cm" svg:height="0.962cm" draw:transform="rotate (-1.58039563768087) translate (9.637cm 3.87cm)">
          <draw:text-box>
            <text:p text:style-name="P1">decoder</text:p>
          </draw:text-box>
        </draw:frame>
        <draw:frame draw:style-name="gr7" draw:text-style-name="P7" draw:layer="layout" svg:width="3.429cm" svg:height="0.962cm" svg:x="1.254cm" svg:y="1.194cm">
          <draw:text-box>
            <text:p text:style-name="P1">original</text:p>
          </draw:text-box>
        </draw:frame>
        <draw:frame draw:style-name="gr8" draw:text-style-name="P6" draw:layer="layout" svg:width="4.985cm" svg:height="1.673cm" svg:x="9.455cm" svg:y="1.194cm">
          <draw:text-box>
            <text:p text:style-name="P1">reconstruction</text:p>
          </draw:text-box>
        </draw:frame>
        <draw:frame draw:style-name="gr9" draw:text-style-name="P8" draw:layer="layout" svg:width="4.897cm" svg:height="1.964cm" svg:x="5.088cm" svg:y="1.958cm">
          <draw:text-box>
            <text:p text:style-name="P1"><text:span text:style-name="T1">compressed representation</text:span></text:p>
          </draw:text-box>
        </draw:frame>
        <draw:frame draw:style-name="gr10" draw:text-style-name="P1" draw:layer="layout" svg:width="3.783cm" svg:height="6.444cm" svg:x="9.817cm" svg:y="2.216cm">
          <draw:image xlink:href="Pictures/10000000000001F40000014A2337E38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mytro Lituiev</meta:initial-creator>
    <meta:creation-date>2017-03-15T16:43:14.130854000</meta:creation-date>
    <dc:date>2017-03-20T14:18:33.155869000</dc:date>
    <dc:creator>Dmytro Lituiev</dc:creator>
    <meta:editing-duration>PT16H9M25S</meta:editing-duration>
    <meta:editing-cycles>7</meta:editing-cycles>
    <meta:generator>LibreOffice/5.0.0.5$MacOSX_X86_64 LibreOffice_project/1b1a90865e348b492231e1c451437d7a15bb262b</meta:generator>
    <meta:document-statistic meta:object-count="12"/>
  </office:meta>
</office:document-meta>
</file>